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font-size="18pt" fo:letter-spacing="normal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font-size="15pt" fo:letter-spacing="normal" fo:font-style="normal" fo:font-weight="normal" style:font-size-asian="15pt" style:font-size-complex="15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 style:font-size-asian="15pt" style:font-size-complex="15pt"/>
    </style:style>
    <style:style style:name="T1" style:family="text">
      <style:text-properties fo:color="#c586c0"/>
    </style:style>
    <style:style style:name="T2" style:family="text">
      <style:text-properties fo:color="#c586c0" style:font-name="Consolas" fo:font-size="10.5pt" fo:font-weight="normal"/>
    </style:style>
    <style:style style:name="T3" style:family="text">
      <style:text-properties fo:color="#c586c0" fo:font-size="15pt" style:font-size-asian="15pt" style:font-size-complex="15pt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ce9178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569cd6"/>
    </style:style>
    <style:style style:name="T9" style:family="text">
      <style:text-properties fo:color="#569cd6" style:font-name="Consolas" fo:font-size="10.5pt" fo:font-weight="normal"/>
    </style:style>
    <style:style style:name="T10" style:family="text">
      <style:text-properties fo:color="#4ec9b0"/>
    </style:style>
    <style:style style:name="T11" style:family="text">
      <style:text-properties fo:color="#4ec9b0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dcdcaa" style:font-name="Consolas" fo:font-size="10.5pt" fo:font-weight="normal"/>
    </style:style>
    <style:style style:name="T14" style:family="text">
      <style:text-properties fo:color="#808080" style:font-name="Consolas" fo:font-size="10.5pt" fo:font-weight="normal"/>
    </style:style>
    <style:style style:name="T15" style:family="text">
      <style:text-properties fo:color="#d4d4d4" style:font-name="Consolas" fo:font-size="10.5pt" fo:font-weight="normal"/>
    </style:style>
    <style:style style:name="T16" style:family="text">
      <style:text-properties fo:color="#6a9955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 text:c="35"/>Day 82Task</text:p>
      <text:p text:style-name="P6"><text:s text:c="20"/>React Component for Zomato Home Page </text:p>
      <text:p text:style-name="P6"/>
      <text:p text:style-name="P6"/>
      <text:p text:style-name="P4"><text:s text:c="12"/>Q1.Convert your Zomato static Home Page into React Component</text:p>
      <text:p text:style-name="P4">.</text:p>
      <text:p text:style-name="P4"><text:s text:c="12"/>You can divide the home page into multiple Components such as </text:p>
      <text:p text:style-name="P4"><text:s text:c="12"/>Wallpaper, QuickSearches Component etc.</text:p>
      <text:p text:style-name="P4"/>
      <text:p text:style-name="P4"/>
      <text:p text:style-name="P7"><text:span text:style-name="T1">import</text:span> <text:span text:style-name="T4">React</text:span> <text:span text:style-name="T1">from</text:span> <text:span text:style-name="T6">"react"</text:span>;</text:p>
      <text:p text:style-name="P1"><text:span text:style-name="T1">import</text:span> <text:span text:style-name="T4">Homeimage</text:span> <text:span text:style-name="T1">from</text:span> <text:span text:style-name="T6">'./Assets/food.jpg'</text:span>;</text:p>
      <text:p text:style-name="P1"><text:span text:style-name="T1">import</text:span> <text:span text:style-name="T6">'./Styles/homestyle.css'</text:span>;</text:p>
      <text:p text:style-name="P3"/>
      <text:p text:style-name="P1"><text:span text:style-name="T8">class</text:span> <text:span text:style-name="T10">Wallpaper</text:span> <text:span text:style-name="T8">extends</text:span> <text:span text:style-name="T10">React</text:span>.<text:span text:style-name="T10">Component</text:span>{</text:p>
      <text:p text:style-name="P2">    </text:p>
      <text:p text:style-name="P2">    <text:span text:style-name="T13">render</text:span><text:span text:style-name="T12">(){</text:span></text:p>
      <text:p text:style-name="P2">        <text:span text:style-name="T2">return</text:span><text:span text:style-name="T12">(</text:span></text:p>
      <text:p text:style-name="P2">            <text:span text:style-name="T14">&lt;</text:span><text:span text:style-name="T9">div</text:span><text:span text:style-name="T14">&gt;</text:span></text:p>
      <text:p text:style-name="P2">                     <text:span text:style-name="T14">&lt;</text:span><text:span text:style-name="T9">img</text:span><text:span text:style-name="T12"> </text:span><text:span text:style-name="T5">src</text:span><text:span text:style-name="T15">=</text:span><text:span text:style-name="T9">{</text:span><text:span text:style-name="T5">Homeimage</text:span><text:span text:style-name="T9">}</text:span><text:span text:style-name="T12">  </text:span><text:span text:style-name="T5">className</text:span><text:span text:style-name="T15">=</text:span><text:span text:style-name="T7">"homeimage"</text:span><text:span text:style-name="T12"> </text:span><text:span text:style-name="T5">alt</text:span><text:span text:style-name="T15">=</text:span><text:span text:style-name="T7">"homeimage"</text:span><text:span text:style-name="T14">/&gt;</text:span></text:p>
      <text:p text:style-name="P2">                       </text:p>
      <text:p text:style-name="P2">        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'logo5'</text:span><text:span text:style-name="T14">&gt;</text:span></text:p>
      <text:p text:style-name="P2">                             <text:span text:style-name="T12">e!</text:span></text:p>
      <text:p text:style-name="P2">                        </text:p>
      <text:p text:style-name="P2">                        <text:span text:style-name="T14">&lt;/</text:span><text:span text:style-name="T9">div</text:span><text:span text:style-name="T14">&gt;</text:span></text:p>
      <text:p text:style-name="P2">        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'heading2'</text:span><text:span text:style-name="T14">&gt;</text:span></text:p>
      <text:p text:style-name="P2">                                <text:span text:style-name="T12">Find the best restaturant, cafe, bars</text:span></text:p>
      <text:p text:style-name="P3"/>
      <text:p text:style-name="P2">                        <text:span text:style-name="T14">&lt;/</text:span><text:span text:style-name="T9">div</text:span><text:span text:style-name="T14">&gt;</text:span></text:p>
      <text:p text:style-name="P2">        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'locationSelector'</text:span><text:span text:style-name="T14">&gt;</text:span></text:p>
      <text:p text:style-name="P2">                            <text:span text:style-name="T14">&lt;</text:span><text:span text:style-name="T9">select</text:span><text:span text:style-name="T12"> </text:span><text:span text:style-name="T5">className</text:span><text:span text:style-name="T15">=</text:span><text:span text:style-name="T7">'locationdropdown'</text:span><text:span text:style-name="T14">&gt;</text:span></text:p>
      <text:p text:style-name="P2">                                 <text:span text:style-name="T14">&lt;</text:span><text:span text:style-name="T9">option</text:span><text:span text:style-name="T12"> </text:span><text:span text:style-name="T5">value</text:span><text:span text:style-name="T15">=</text:span><text:span text:style-name="T7">'0'</text:span><text:span text:style-name="T12"> </text:span><text:span text:style-name="T5">select</text:span><text:span text:style-name="T12"> </text:span><text:span text:style-name="T5">disabled</text:span><text:span text:style-name="T14">&gt;</text:span><text:span text:style-name="T12">select</text:span><text:span text:style-name="T14">&lt;/</text:span><text:span text:style-name="T9">option</text:span><text:span text:style-name="T14">&gt;</text:span></text:p>
      <text:p text:style-name="P2">                                 <text:span text:style-name="T14">&lt;</text:span><text:span text:style-name="T9">option</text:span><text:span text:style-name="T12"> </text:span><text:span text:style-name="T5">value</text:span><text:span text:style-name="T15">=</text:span><text:span text:style-name="T7">'1'</text:span><text:span text:style-name="T12"> </text:span><text:span text:style-name="T14">&gt;</text:span><text:span text:style-name="T12">sarjabore,bangalore</text:span><text:span text:style-name="T14">&lt;/</text:span><text:span text:style-name="T9">option</text:span><text:span text:style-name="T14">&gt;</text:span></text:p>
      <text:p text:style-name="P2">                                 <text:span text:style-name="T14">&lt;</text:span><text:span text:style-name="T9">option</text:span><text:span text:style-name="T12"> </text:span><text:span text:style-name="T5">value</text:span><text:span text:style-name="T15">=</text:span><text:span text:style-name="T7">'1'</text:span><text:span text:style-name="T12"> </text:span><text:span text:style-name="T14">&gt;</text:span><text:span text:style-name="T12">hsr layout,bangalore</text:span><text:span text:style-name="T14">&lt;/</text:span><text:span text:style-name="T9">option</text:span><text:span text:style-name="T14">&gt;</text:span></text:p>
      <text:p text:style-name="P2">                                 <text:span text:style-name="T14">&lt;</text:span><text:span text:style-name="T9">option</text:span><text:span text:style-name="T12"> </text:span><text:span text:style-name="T5">value</text:span><text:span text:style-name="T15">=</text:span><text:span text:style-name="T7">'1'</text:span><text:span text:style-name="T12"> </text:span><text:span text:style-name="T14">&gt;</text:span><text:span text:style-name="T12">corrangala,bangalore</text:span><text:span text:style-name="T14">&lt;/</text:span><text:span text:style-name="T9">option</text:span><text:span text:style-name="T14">&gt;</text:span></text:p>
      <text:p text:style-name="P2">                                 <text:span text:style-name="T14">&lt;</text:span><text:span text:style-name="T9">option</text:span><text:span text:style-name="T12"> </text:span><text:span text:style-name="T5">value</text:span><text:span text:style-name="T15">=</text:span><text:span text:style-name="T7">'1'</text:span><text:span text:style-name="T14">&gt;</text:span><text:span text:style-name="T12">bannerghata,bangalore</text:span><text:span text:style-name="T14">&lt;/</text:span><text:span text:style-name="T9">option</text:span><text:span text:style-name="T14">&gt;</text:span></text:p>
      <text:p text:style-name="P2">                            <text:span text:style-name="T14">&lt;/</text:span><text:span text:style-name="T9">select</text:span><text:span text:style-name="T14">&gt;</text:span></text:p>
      <text:p text:style-name="P2">                        <text:span text:style-name="T14">&lt;/</text:span><text:span text:style-name="T9">div</text:span><text:span text:style-name="T14">&gt;</text:span></text:p>
      <text:p text:style-name="P2">                    <text:span text:style-name="T9">{</text:span><text:span text:style-name="T16">/* &lt;span className='glyphicon glyphicon-search search'&gt;&lt;/span&gt; */</text:span><text:span text:style-name="T9">}</text:span></text:p>
      <text:p text:style-name="P2">    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"place"</text:span><text:span text:style-name="T14">&gt;</text:span></text:p>
      <text:p text:style-name="P2">                    <text:span text:style-name="T14">&lt;</text:span><text:span text:style-name="T9">input</text:span><text:span text:style-name="T12"> </text:span><text:span text:style-name="T5">className</text:span><text:span text:style-name="T15">=</text:span><text:span text:style-name="T7">'restaurantinput'</text:span><text:span text:style-name="T12"> </text:span><text:span text:style-name="T5">type</text:span><text:span text:style-name="T15">=</text:span><text:span text:style-name="T7">'text'</text:span><text:span text:style-name="T12"> </text:span><text:span text:style-name="T5">placeholder</text:span><text:span text:style-name="T15">=</text:span><text:span text:style-name="T7">'please enter your reatataturant'</text:span><text:span text:style-name="T14">/&gt;</text:span></text:p>
      <text:p text:style-name="P2">                    <text:span text:style-name="T14">&lt;/</text:span><text:span text:style-name="T9">div</text:span><text:span text:style-name="T14">&gt;</text:span></text:p>
      <text:p text:style-name="P2">                </text:p>
      <text:p text:style-name="P2">            <text:span text:style-name="T14">&lt;/</text:span><text:span text:style-name="T9">div</text:span><text:span text:style-name="T14">&gt;</text:span></text:p>
      <text:p text:style-name="P2"><text:soft-page-break/>        <text:span text:style-name="T12">)</text:span></text:p>
      <text:p text:style-name="P2">    <text:span text:style-name="T12">}</text:span></text:p>
      <text:p text:style-name="P1">}</text:p>
      <text:p text:style-name="P1"><text:span text:style-name="T1">export</text:span> <text:span text:style-name="T1">default</text:span> <text:span text:style-name="T10">Wallpaper</text:span>;</text:p>
      <text:p text:style-name="P4"/>
      <text:p text:style-name="P6">quicksearch:</text:p>
      <text:p text:style-name="P7"><text:span text:style-name="T3">impor</text:span><text:span text:style-name="T1">t</text:span> <text:span text:style-name="T4">React</text:span> <text:span text:style-name="T1">from</text:span> <text:span text:style-name="T6">'react'</text:span>;</text:p>
      <text:p text:style-name="P1"><text:span text:style-name="T1">import</text:span> <text:span text:style-name="T4">Quicksearchitem</text:span> <text:span text:style-name="T1">from</text:span> <text:span text:style-name="T6">'./Quicksearchitems'</text:span>;</text:p>
      <text:p text:style-name="P1"><text:span text:style-name="T1">import</text:span> <text:span text:style-name="T6">'./Styles/homestyle.css'</text:span>;</text:p>
      <text:p text:style-name="P3"/>
      <text:p text:style-name="P1"><text:span text:style-name="T8">class</text:span> <text:span text:style-name="T10">Quicksearch</text:span> <text:span text:style-name="T8">extends</text:span> <text:span text:style-name="T10">React</text:span>.<text:span text:style-name="T10">Component</text:span>{</text:p>
      <text:p text:style-name="P2">    <text:span text:style-name="T13">render</text:span><text:span text:style-name="T12">(){</text:span></text:p>
      <text:p text:style-name="P2">        <text:span text:style-name="T2">return</text:span><text:span text:style-name="T12">(</text:span></text:p>
      <text:p text:style-name="P2">            <text:span text:style-name="T14">&lt;</text:span><text:span text:style-name="T9">div</text:span><text:span text:style-name="T14">&gt;</text:span></text:p>
      <text:p text:style-name="P2">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'quicksearch'</text:span><text:span text:style-name="T14">&gt;</text:span></text:p>
      <text:p text:style-name="P2">                   <text:span text:style-name="T14">&lt;</text:span><text:span text:style-name="T9">h1</text:span><text:span text:style-name="T12"> </text:span><text:span text:style-name="T5">className</text:span><text:span text:style-name="T15">=</text:span><text:span text:style-name="T7">'quicksearchheading'</text:span><text:span text:style-name="T14">&gt;</text:span><text:span text:style-name="T12">  </text:span></text:p>
      <text:p text:style-name="P2">                      <text:span text:style-name="T12">Quick Search</text:span></text:p>
      <text:p text:style-name="P2">                    <text:span text:style-name="T14">&lt;/</text:span><text:span text:style-name="T9">h1</text:span><text:span text:style-name="T14">&gt;</text:span></text:p>
      <text:p text:style-name="P2">                   <text:span text:style-name="T14">&lt;</text:span><text:span text:style-name="T12"> </text:span><text:span text:style-name="T9">p</text:span><text:span text:style-name="T12"> </text:span><text:span text:style-name="T5">className</text:span><text:span text:style-name="T15">=</text:span><text:span text:style-name="T7">'quick'</text:span><text:span text:style-name="T14">&gt;</text:span></text:p>
      <text:p text:style-name="P2">                    <text:span text:style-name="T12">Discover restatruant by type of meal</text:span></text:p>
      <text:p text:style-name="P2">                   <text:span text:style-name="T14">&lt;/</text:span><text:span text:style-name="T9">p</text:span><text:span text:style-name="T14">&gt;</text:span></text:p>
      <text:p text:style-name="P2">                <text:span text:style-name="T14">&lt;/</text:span><text:span text:style-name="T9">div</text:span><text:span text:style-name="T14">&gt;</text:span></text:p>
      <text:p text:style-name="P2">                 </text:p>
      <text:p text:style-name="P2">    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'container-fluid'</text:span><text:span text:style-name="T14">&gt;</text:span></text:p>
      <text:p text:style-name="P2">                        <text:span text:style-name="T14">&lt;</text:span><text:span text:style-name="T9">div</text:span><text:span text:style-name="T12"> </text:span><text:span text:style-name="T5">className</text:span><text:span text:style-name="T15">=</text:span><text:span text:style-name="T7">'row'</text:span><text:span text:style-name="T14">&gt;</text:span></text:p>
      <text:p text:style-name="P2">                            <text:span text:style-name="T14">&lt;</text:span><text:span text:style-name="T11">Quicksearchitem</text:span><text:span text:style-name="T14">/&gt;</text:span></text:p>
      <text:p text:style-name="P2">        </text:p>
      <text:p text:style-name="P2">                            <text:span text:style-name="T14">&lt;</text:span><text:span text:style-name="T11">Quicksearchitem</text:span><text:span text:style-name="T14">/&gt;</text:span></text:p>
      <text:p text:style-name="P2">                            <text:span text:style-name="T14">&lt;</text:span><text:span text:style-name="T11">Quicksearchitem</text:span><text:span text:style-name="T14">/&gt;</text:span></text:p>
      <text:p text:style-name="P2">                            <text:span text:style-name="T14">&lt;</text:span><text:span text:style-name="T11">Quicksearchitem</text:span><text:span text:style-name="T14">/&gt;</text:span></text:p>
      <text:p text:style-name="P2">                            <text:span text:style-name="T14">&lt;</text:span><text:span text:style-name="T11">Quicksearchitem</text:span><text:span text:style-name="T14">/&gt;</text:span></text:p>
      <text:p text:style-name="P2">                            <text:span text:style-name="T14">&lt;</text:span><text:span text:style-name="T11">Quicksearchitem</text:span><text:span text:style-name="T14">/&gt;</text:span></text:p>
      <text:p text:style-name="P2">                        <text:span text:style-name="T14">&lt;/</text:span><text:span text:style-name="T9">div</text:span><text:span text:style-name="T14">&gt;</text:span></text:p>
      <text:p text:style-name="P2">                        </text:p>
      <text:p text:style-name="P3"/>
      <text:p text:style-name="P2">                    <text:span text:style-name="T14">&lt;/</text:span><text:span text:style-name="T9">div</text:span><text:span text:style-name="T14">&gt;</text:span></text:p>
      <text:p text:style-name="P2">                </text:p>
      <text:p text:style-name="P2">            <text:span text:style-name="T14">&lt;/</text:span><text:span text:style-name="T9">div</text:span><text:span text:style-name="T14">&gt;</text:span></text:p>
      <text:p text:style-name="P2">        <text:span text:style-name="T12">)</text:span></text:p>
      <text:p text:style-name="P2">    <text:span text:style-name="T12">}</text:span></text:p>
      <text:p text:style-name="P1">}</text:p>
      <text:p text:style-name="P1"><text:span text:style-name="T1">export</text:span> <text:span text:style-name="T1">default</text:span> <text:span text:style-name="T10">Quicksearch</text:span> ;</text:p>
      <text:p text:style-name="P4"><text:s text:c="2"/></text:p>
      <text:p text:style-name="P4"/>
      <text:p text:style-name="P6">quicksearch item:</text:p>
      <text:p text:style-name="P8"><text:span text:style-name="T1">import</text:span> <text:span text:style-name="T4">React</text:span> <text:span text:style-name="T1">from</text:span> <text:span text:style-name="T6">'react'</text:span>;</text:p>
      <text:p text:style-name="P1"><text:span text:style-name="T1">import</text:span> <text:span text:style-name="T4">breakfast</text:span> <text:span text:style-name="T1">from</text:span> <text:span text:style-name="T6">'./Assets/breakfast.jpg'</text:span>;</text:p>
      <text:p text:style-name="P1"><text:soft-page-break/><text:span text:style-name="T1">import</text:span> <text:span text:style-name="T6">'./Styles/homestyle.css'</text:span>;</text:p>
      <text:p text:style-name="P1"><text:span text:style-name="T8">class</text:span> <text:span text:style-name="T10">Quicksearchitem</text:span> <text:span text:style-name="T8">extends</text:span> <text:span text:style-name="T10">React</text:span>.<text:span text:style-name="T10">Component</text:span>{</text:p>
      <text:p text:style-name="P2">    <text:span text:style-name="T13">render</text:span><text:span text:style-name="T12">(){</text:span></text:p>
      <text:p text:style-name="P2">        <text:span text:style-name="T2">return</text:span><text:span text:style-name="T12">(</text:span></text:p>
      <text:p text:style-name="P2">            <text:span text:style-name="T14">&lt;</text:span><text:span text:style-name="T9">div</text:span><text:span text:style-name="T14">&gt;</text:span></text:p>
      <text:p text:style-name="P2">           </text:p>
      <text:p text:style-name="P2">             <text:span text:style-name="T14">&lt;</text:span><text:span text:style-name="T9">div</text:span><text:span text:style-name="T12"> </text:span><text:span text:style-name="T5">class</text:span><text:span text:style-name="T15">=</text:span><text:span text:style-name="T7">"card mb-3 "</text:span><text:span text:style-name="T14">&gt;</text:span></text:p>
      <text:p text:style-name="P2">              <text:span text:style-name="T14">&lt;</text:span><text:span text:style-name="T9">div</text:span><text:span text:style-name="T12"> </text:span><text:span text:style-name="T5">class</text:span><text:span text:style-name="T15">=</text:span><text:span text:style-name="T7">"row g-0 "</text:span><text:span text:style-name="T14">&gt;</text:span></text:p>
      <text:p text:style-name="P2">                <text:span text:style-name="T14">&lt;</text:span><text:span text:style-name="T9">div</text:span><text:span text:style-name="T12"> </text:span><text:span text:style-name="T5">class</text:span><text:span text:style-name="T15">=</text:span><text:span text:style-name="T7">"col-md-4"</text:span><text:span text:style-name="T14">&gt;</text:span></text:p>
      <text:p text:style-name="P2">                    <text:span text:style-name="T14">&lt;</text:span><text:span text:style-name="T9">img</text:span><text:span text:style-name="T12"> </text:span><text:span text:style-name="T5">src</text:span><text:span text:style-name="T15">=</text:span><text:span text:style-name="T9">{</text:span><text:span text:style-name="T5">breakfast</text:span><text:span text:style-name="T9">}</text:span><text:span text:style-name="T12"> </text:span><text:span text:style-name="T5">className</text:span><text:span text:style-name="T15">=</text:span><text:span text:style-name="T7">'rounded mx-auto my-auto'</text:span><text:span text:style-name="T12"> </text:span><text:span text:style-name="T5">alt</text:span><text:span text:style-name="T15">=</text:span><text:span text:style-name="T7">"..."</text:span><text:span text:style-name="T12"> </text:span><text:span text:style-name="T5">style</text:span><text:span text:style-name="T15">=</text:span><text:span text:style-name="T9">{</text:span><text:span text:style-name="T15">{</text:span><text:span text:style-name="T5">width:</text:span><text:span text:style-name="T7">'150px'</text:span><text:span text:style-name="T15">,</text:span><text:span text:style-name="T5">height:</text:span><text:span text:style-name="T7">'150px'</text:span><text:span text:style-name="T15">}</text:span><text:span text:style-name="T9">}</text:span><text:span text:style-name="T14">/&gt;</text:span></text:p>
      <text:p text:style-name="P2">                <text:span text:style-name="T14">&lt;/</text:span><text:span text:style-name="T9">div</text:span><text:span text:style-name="T14">&gt;</text:span></text:p>
      <text:p text:style-name="P2">                <text:span text:style-name="T14">&lt;</text:span><text:span text:style-name="T9">div</text:span><text:span text:style-name="T12"> </text:span><text:span text:style-name="T5">class</text:span><text:span text:style-name="T15">=</text:span><text:span text:style-name="T7">"col-md-8 col-sm-8 "</text:span><text:span text:style-name="T14">&gt;</text:span></text:p>
      <text:p text:style-name="P2">                  <text:span text:style-name="T14">&lt;</text:span><text:span text:style-name="T9">div</text:span><text:span text:style-name="T12"> </text:span><text:span text:style-name="T5">class</text:span><text:span text:style-name="T15">=</text:span><text:span text:style-name="T7">"card-body"</text:span><text:span text:style-name="T14">&gt;</text:span></text:p>
      <text:p text:style-name="P2">                    <text:span text:style-name="T14">&lt;</text:span><text:span text:style-name="T9">h5</text:span><text:span text:style-name="T12"> </text:span><text:span text:style-name="T5">class</text:span><text:span text:style-name="T15">=</text:span><text:span text:style-name="T7">"card-title"</text:span><text:span text:style-name="T14">&gt;</text:span><text:span text:style-name="T12">night life</text:span><text:span text:style-name="T14">&lt;/</text:span><text:span text:style-name="T9">h5</text:span><text:span text:style-name="T14">&gt;</text:span></text:p>
      <text:p text:style-name="P2">                    <text:span text:style-name="T14">&lt;</text:span><text:span text:style-name="T9">p</text:span><text:span text:style-name="T12"> </text:span><text:span text:style-name="T5">class</text:span><text:span text:style-name="T15">=</text:span><text:span text:style-name="T7">"card-text"</text:span><text:span text:style-name="T14">&gt;</text:span><text:span text:style-name="T12">start your day with exclusive breakfast option.</text:span><text:span text:style-name="T14">&lt;/</text:span><text:span text:style-name="T9">p</text:span><text:span text:style-name="T14">&gt;</text:span></text:p>
      <text:p text:style-name="P2">      </text:p>
      <text:p text:style-name="P2">                  <text:span text:style-name="T14">&lt;/</text:span><text:span text:style-name="T9">div</text:span><text:span text:style-name="T14">&gt;</text:span></text:p>
      <text:p text:style-name="P2">                <text:span text:style-name="T14">&lt;/</text:span><text:span text:style-name="T9">div</text:span><text:span text:style-name="T14">&gt;</text:span></text:p>
      <text:p text:style-name="P2">              <text:span text:style-name="T14">&lt;/</text:span><text:span text:style-name="T9">div</text:span><text:span text:style-name="T14">&gt;</text:span></text:p>
      <text:p text:style-name="P2">            <text:span text:style-name="T14">&lt;/</text:span><text:span text:style-name="T9">div</text:span><text:span text:style-name="T14">&gt;</text:span></text:p>
      <text:p text:style-name="P2">            </text:p>
      <text:p text:style-name="P2">          <text:span text:style-name="T14">&lt;/</text:span><text:span text:style-name="T9">div</text:span><text:span text:style-name="T14">&gt;</text:span></text:p>
      <text:p text:style-name="P2">        <text:span text:style-name="T12">)</text:span></text:p>
      <text:p text:style-name="P2">    <text:span text:style-name="T12">}</text:span></text:p>
      <text:p text:style-name="P1">}</text:p>
      <text:p text:style-name="P2"> <text:span text:style-name="T2">export</text:span><text:span text:style-name="T12"> </text:span><text:span text:style-name="T2">default</text:span><text:span text:style-name="T12"> </text:span><text:span text:style-name="T11">Quicksearchitem</text:span><text:span text:style-name="T12"> ;</text:span></text:p>
      <text:p text:style-name="P6"/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 l</meta:initial-creator>
    <meta:creation-date>2023-10-16T11:17:09.40</meta:creation-date>
    <meta:document-statistic meta:table-count="0" meta:image-count="0" meta:object-count="0" meta:page-count="3" meta:paragraph-count="107" meta:word-count="234" meta:character-count="3769"/>
    <dc:date>2023-10-16T11:20:18.28</dc:date>
    <dc:creator>i l</dc:creator>
    <meta:editing-duration>PT3M12S</meta:editing-duration>
    <meta:editing-cycles>1</meta:editing-cycles>
    <meta:generator>OpenOffice/4.1.14$Win32 OpenOffice.org_project/4114m1$Build-9811</meta:generator>
  </office:meta>
</office:document-meta>
</file>